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enabsatz" style:master-page-name="MP0" style:list-style-name="LFO2" style:family="paragraph">
      <style:paragraph-properties fo:break-before="page"/>
      <style:text-properties fo:language="en" fo:country="US"/>
    </style:style>
    <style:style style:name="P2" style:parent-style-name="Listenabsatz" style:list-style-name="LFO2" style:family="paragraph"/>
    <style:style style:name="T3" style:parent-style-name="Absatz-Standardschriftart" style:family="text">
      <style:text-properties fo:language="en" fo:country="US"/>
    </style:style>
    <style:style style:name="T4" style:parent-style-name="Absatz-Standardschriftart" style:family="text">
      <style:text-properties style:font-name="Wingdings" style:font-name-asian="Wingdings" style:font-name-complex="Wingdings"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P7" style:parent-style-name="Listenabsatz" style:list-style-name="LFO2" style:family="paragraph">
      <style:text-properties fo:language="en" fo:country="US"/>
    </style:style>
    <style:style style:name="P8" style:parent-style-name="Listenabsatz" style:list-style-name="LFO2" style:family="paragraph">
      <style:text-properties fo:language="en" fo:country="US"/>
    </style:style>
    <style:style style:name="P9" style:parent-style-name="Listenabsatz" style:list-style-name="LFO2" style:family="paragraph">
      <style:text-properties fo:language="en" fo:country="US"/>
    </style:style>
    <style:style style:name="P10" style:parent-style-name="Listenabsatz" style:list-style-name="LFO2" style:family="paragraph">
      <style:text-properties fo:language="en" fo:country="US"/>
    </style:style>
  </office:automatic-styles>
  <office:body>
    <office:text text:use-soft-page-breaks="true">
      <text:list text:style-name="LFO2" text:continue-numbering="true">
        <text:list-item>
          <text:p text:style-name="P1">A suffix trie of T<text:s/>is STrie(T) = (Q u {<text:s/>_|_<text:s/>}, root, F, g,f) is a finite-state automaton with a tree shaped transition graph</text:p>
          <text:list text:continue-numbering="true">
            <text:list-item>
              <text:p text:style-name="P2"><text:span text:style-name="T3">Q = set of states of STrie(T)<text:s/></text:span><text:span text:style-name="T4"></text:span><text:span text:style-name="T5"><text:s/>substrings of T</text:span><text:span text:style-name="T6">: state x = substring x’</text:span></text:p>
            </text:list-item>
            <text:list-item>
              <text:p text:style-name="P7">Initial state root is the empty string Epsilon</text:p>
            </text:list-item>
            <text:list-item>
              <text:p text:style-name="P8">F are final states and are equal to sigma(T) = set of all suffixes</text:p>
            </text:list-item>
            <text:list-item>
              <text:p text:style-name="P9">G transition function = g(x’,a) = y’ V x’,y’ in Q such that y = xa, where a in Sigma</text:p>
            </text:list-item>
            <text:list-item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 Bruckner</meta:initial-creator>
    <dc:creator>Marcel Bruckner</dc:creator>
    <meta:creation-date>2018-07-06T10:46:00Z</meta:creation-date>
    <dc:date>2018-07-06T12:23:00Z</dc:date>
    <meta:template xlink:href="Normal.dotm" xlink:type="simple"/>
    <meta:editing-cycles>3</meta:editing-cycles>
    <meta:editing-duration>PT0S</meta:editing-duration>
    <meta:document-statistic meta:page-count="1" meta:paragraph-count="1" meta:word-count="54" meta:character-count="396" meta:row-count="2" meta:non-whitespace-character-count="343"/>
  </office:meta>
</office:document-meta>
</file>